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hodMetadataTests.verif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ithPrivate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getAnnotationsReturnsDirec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thodMetadataTests.getAnnotationAttributesRetur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hodMetadataTests.getAllAnnotationAttributesReturns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thodMetadataTests.isAnnotatedWhenMatchesDirect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tadataTests.isFinalWhenNonFinal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get( Class &lt; ? &gt; source ,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Final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getReturnTypeReturn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MethodWithOneArgument.tes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verify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thodMetadataTests.isAnnotatedWhenDoesNotMatchDirectOrMeta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tadataTests.isStatusWhenStatic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Static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getTagged( Class &lt; ?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isStaticWhenNotStatic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getMethodNameReturns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getDeclaringClassReturns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tadataTests.isAnnotatedWhenMatchesMeta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tadataTests.verif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thodMetadataTests.isOverridableWhenNonOverridabl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hodMetadataTests.isFinalWhenFinal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isAbstractWhenAbstract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MethodWithTwoArguments.test( String text , Integer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isOverridableWhenOverridable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isAbstractWhenNotAbstrac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tadataTests.metadataLoadsForNest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